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409" officeooo:paragraph-rsid="000f7409"/>
    </style:style>
    <style:style style:name="P2" style:family="paragraph" style:parent-style-name="Preformatted_20_Text">
      <style:text-properties style:font-name="serif" fo:font-size="17.25pt" officeooo:rsid="00108232" officeooo:paragraph-rsid="000f7409"/>
    </style:style>
    <style:style style:name="T1" style:family="text">
      <style:text-properties style:font-name="serif" fo:font-size="17.25pt"/>
    </style:style>
    <style:style style:name="T2" style:family="text">
      <style:text-properties style:font-name="serif" fo:font-size="17.25pt" officeooo:rsid="00108232"/>
    </style:style>
    <style:style style:name="T3" style:family="text">
      <style:text-properties style:font-name="monospace" fo:font-size="17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hoi: Inexpensive, Low-power Communication andLocalization for Underwater Sensor Networks and</text:span><text:span text:style-name="T3">μ</text:span><text:span text:style-name="T1">AUVs – </text:span><text:span text:style-name="T2">Pape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2:16:34.722423656</dc:date>
    <meta:editing-duration>PT5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1" meta:character-count="105" meta:non-whitespace-character-count="94"/>
  </office:meta>
</office:document-meta>
</file>